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960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960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960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960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960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960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960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960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960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960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960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960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960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960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960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960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960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Àngel Gabriel  Marcano Flor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6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3164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lonso Marvel Marcano Duarte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77414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4.2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5" meta:non-whitespace-character-count="997"/>
    <meta:template xlink:type="simple" xlink:actuate="onRequest" xlink:title="Normal" xlink:href=""/>
  </office:meta>
</office:document-meta>
</file>